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B7C5CE411582FBA9.png" manifest:media-type="image/png"/>
  <manifest:file-entry manifest:full-path="Pictures/100000010000062200000384DB4E8B970AE5B3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189in" svg:width="6.9252in" svg:height="3.9693in" draw:z-index="0"><draw:image xlink:href="Pictures/100000010000062200000384DB4E8B970AE5B312.png" xlink:type="simple" xlink:show="embed" xlink:actuate="onLoad" draw:mime-type="image/png"/></draw:frame></text:p>
      <text:p text:style-name="Standard"><draw:frame draw:style-name="fr1" draw:name="Image2" text:anchor-type="char" svg:x="0in" svg:y="0.002in" svg:width="6.9252in" svg:height="3.9693in" draw:z-index="1"><draw:image xlink:href="Pictures/100000010000062200000384B7C5CE411582FBA9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29:31.813000640</meta:creation-date>
    <dc:date>2023-10-05T18:49:20.633589255</dc:date>
    <meta:editing-duration>PT3H9M3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